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0beaac" style:font-size-asian="11pt" style:font-size-complex="11pt"/>
    </style:style>
    <style:style style:name="T3" style:family="text">
      <style:text-properties fo:color="#000000" loext:opacity="100%" style:font-name="Times New Roman" fo:font-size="12pt" style:font-name-asian="Times New Roman1" style:font-size-asian="12pt" style:font-name-complex="Times New Roman1"/>
    </style:style>
    <style:style style:name="T4" style:family="text">
      <style:text-properties fo:color="#000000" loext:opacity="100%" style:font-name="Liberation Sans" fo:font-size="12pt" style:font-name-asian="Liberation Sans2" style:font-size-asian="12pt" style:font-name-complex="Liberation Sans2"/>
    </style:style>
    <style:style style:name="T5" style:family="text">
      <style:text-properties fo:color="#000000" loext:opacity="100%" style:font-name="Liberation Sans" fo:font-size="8.5pt" style:font-name-asian="Liberation Sans2" style:font-size-asian="8.5pt" style:font-name-complex="Liberation Sans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In der welt der offenen Quantensysteme sind wir interessiert an möglichst akkuraten Berechnungsmethoden der Zeitentwicklung eines Quantensystems. Das Quantensystem wird dabei <text:s/>beeinflusst von wärme. In quantenphysik <text:s/>wird diese Wärme, auch thermisches Bad genannt, als eine Summe verschiedener Moden mit verschieden Frequenzen beschrieben, die an ein System koppelt. Dabei interessiert uns meist einen Ausdruck der zeitabhängigen Dichtematrix. Bei vielen Methoden wie z.B Redfield und Lindblad-mastergleichung wird eine Markov <text:s/>und oder eine Bornnäherung getroffen um Bewegungsgleichung für offene Quantensysteme aufzustellen und zu lösen. Bei Markov Näherung wird angenommen dass das Bad keine Gedächniseffekte hat. Ebenfalls beinhaltet die Markovnäherung, in den meisten interpretationen, dass die Kopplungskonstante für alle Frequenzen die gleiche ist. Die Bornnäherung besagt, dass das Bad nicht vom System beeinflusst wird, also keine Informationen des Quantensystems in das Bad übergehen. Und somit das Bad nicht von dem Quantensystem beeinflusst wird. Doch gerade Gedächniseffekte sind in der aktuellen Forschung der Quantenphysik von grosser Interesse. Um <text:s/>nur ein Forschungsgebiet zu nennen wäre da z.B das Giantatom, welches Strahlung in das thermische Bad emitiert und nach einer gewissen zeit, die durch seine räumliche Ausdehnung gegeben ist, <text:s/>wieder emittiert. Somit wird es durch seine eigene Emission beeinflusst. Schon früh hatten Feynman und Vernom einen Pfadintegral formalismus aufgestellt welche die Bewegung eines willkürlichen Quantesystems, gekoppelt an ein thermisches Bad exakt beschreibt. Das thermische Bad im bosonischen Fall kann somit durch Korrelationsfunktionen beschrieben werden. Doch Pfadintegrale lassen sich immer für alle Fälle lösen. Jedoch konnte Tanimura aus ihnen eine Hirarchie aus gekoppelten Differentialgleichungen aufstellen die a priori exakt ist, jedoch irgendwann abgebrochen werden muss. <text:s/>Die Vorteile von HEOM ist seine vielfältigkeit und die möglichkeit einer effizienten nummerischen Implementierung. Erst kürzlich wurde HEOM erfolgreich für optochemische Prozesse angewendet. (Tanimura nummericly exact approach to openquantum systems). </text:span><text:span text:style-name="T1"/></text:p>
      <text:p text:style-name="Standard" loext:marker-style-name="T1"><text:span text:style-name="T1">Herleitung:</text:span><text:span text:style-name="T1"/></text:p>
      <text:p text:style-name="P1" loext:marker-style-name="T1"/>
      <text:p text:style-name="Standard" loext:marker-style-name="T1"><text:span text:style-name="T1">Feynam und vernom beschrieben schon 1963 die Bewegungsgleichung wie ein bad mit koordinaten xi an ein testsystem q mit dem potential V koppelt, mit dem Pfadintegralformalismus. (Bild aus feynamn vernom) </text:span><text:span text:style-name="T1"/></text:p>
      <text:p text:style-name="Standard" loext:marker-style-name="T1"><text:span text:style-name="T1">Auf die Herleitung des influenzfunktionals wede ich aus zeitlichen gründen nicht genau eingehen.</text:span><text:span text:style-name="T1"/></text:p>
      <text:p text:style-name="Standard" loext:marker-style-name="T1"><text:span text:style-name="T1">Mit dem <text:s/>Pfadintegralformalismus lassen sich wie z.s 2.6 eine Übergangsamplitude vom zustand n zu m berechnet werden. <text:s/>Da koordinaten des bades Xi treten quadratisch in der Action Sbad(x) auf, wodurch man das wicktheorem benutzen kann. <text:s/>With the help of the Wick theorem, n-point correlation functions can be expressed as a sum of products of two-point correlation functions. These, in turn, can be integrated out by multigaussian Gaussian integral. Es ensteht Somit der Kernel des Bades <text:s/>mittels Gaussintegral gebildet werden. Alle Therme die die Badkoordinaten beinhalten werden zu dem Influenzfunktinal. Das in sogenannte Feynmaninfluenzfunktional F(q,q) wird mit gleichung 2.7 gegeben. Q beschreibt die system koordinate die Interaction zwischen x meine thermisches bad betreibt. Mit dem gaussian noise der brown motion werden dann V(Q,t) zu V(Q)*C(t) wobei c(t) die korelationsfunktion ist. Nach dem ausintegrieren der bademoden über ein multigaussian erhalten wir Für ein thermisches bosonisches Bad erhalten wir dann den kernel der von der korrelationsfunktion des bades und der action der kopplung kommt. Die korrelationsfunktionen lassen sich in unserem bosonischen fall mit j(w)*coth()... Wobei J(w) die Spektraldichte istbeschreiben.</text:span><text:span text:style-name="T1"/></text:p>
      <text:p text:style-name="Standard" loext:marker-style-name="T1"><text:soft-page-break/><text:span text:style-name="T1">Gewünscht ist einen Ausdruck für die Dichtematrix <text:s/>in Abhängigkeit der Zeit. Dieser Ausdruck für die Dichtematrix an einem zeitpunkt T aus einer initialen zeit tau ergibt sich dann wie folgt. <text:s/>Wäre dann analog 2.18/2.17 diese beiden gleichung vielleicht als stelle von der übergangsamplitude 2.6</text:span></text:p>
      <text:p text:style-name="Standard" loext:marker-style-name="T1"><text:span text:style-name="T1">HEOM: </text:span><text:span text:style-name="T1"/></text:p>
      <text:p text:style-name="Standard" loext:marker-style-name="T1"><text:span text:style-name="T1">Solche Pfadintegrale lassen sich jedoch noch nicht direkt lösen. Jedoch fand Tanimura im paper. <text:s/>eine Möglichkeit, eine Bewegungsgleichung in differentieller Form aus dem Pfadintegralformal für die Dichtematrix herzuleiten. </text:span><text:span text:style-name="T1"/></text:p>
      <text:p text:style-name="Standard" loext:marker-style-name="T1"><text:span text:style-name="T1">Wir bemerken, dass das Influenz funktional hängt jetzt nur noch von den Systemkoordinaten und der Korrelationsfunktionen des Bades ab. Die Badkorelationsfunktion ist abhängig von der Spektralen dichte und den frequnzen. Für eine Nummerische implementation und eine expansion um die jeweilige Frequenz, müssen die Frequenzen diskretisiert werden. </text:span><text:span text:style-name="T1"/></text:p>
      <text:p text:style-name="P1" loext:marker-style-name="T1"/>
      <text:p text:style-name="Standard" loext:marker-style-name="T1"><text:span text:style-name="T3">Die ursprüngliche Dichtematrix </text:span><text:span text:style-name="T4">ρ(t)\rho(t)</text:span><text:span text:style-name="T3">ρ(t) hängt nun nicht nur von der Zeit, sondern auch von den Frequenzmoden </text:span><text:span text:style-name="T4">γ</text:span><text:span text:style-name="T5">k</text:span><text:span text:style-name="T4">\gamma_k</text:span><text:span text:style-name="T3">γk​ des Bades ab. Das bedeutet, dass wir für jede Frequenz </text:span><text:span text:style-name="T4">kk</text:span><text:span text:style-name="T3">k eine eigene Hilfs-Dichtematrix einführen:</text:span><text:span text:style-name="T1"> </text:span>Um die Effekte der Badkorrelationen in das System einzubinden, erweitern wir die reduzierte Dichtematrix des Systems durch zusätzliche Dichtematrizen, die von den Frequenzen des Bades abhängen. Jede dieser Dichtematrizen beschreibt die Dynamik des Systems, beeinflusst durch eine spezifische Frequenzmode des Bades.“</text:p>
      <text:p text:style-name="Standard" loext:marker-style-name="T1"><text:span text:style-name="T1">Nach einer fourietrafo ist Ausdruck für eine Dichtematrix im Pfadintegralformalismus dann von den Frequenzen rho_(t,w1,w2,w...) abhängig.</text:span><text:span text:style-name="T1"/></text:p>
      <text:p text:style-name="Standard" loext:marker-style-name="T1"><text:span text:style-name="T1"><text:s/>Um aber nicht ein pfadintegral über die koordinaten des testsystems lösen zu müssen, (was auch mit anderen ansätzen bereits probiert wurde), wird aus dem pfadintegral eine Bewegungsgleichung inform einer gekoppelten differentialgleichung konstruiert, indem man den ausdruck für rho(t) nach der zeit ableitet. </text:span><text:span text:style-name="T1"/></text:p>
      <text:p text:style-name="Standard" loext:marker-style-name="T1"><text:span text:style-name="T1">Der teil, der des pfadintegrals wo ein komutator und ein antikomutator des badpotentials mit der dichtematrix auftritt. (V^x,V°) kann natürlich nicht abgelleitet werden. 4.14 Da man den ausdruck von rho nicht kennt. Da kommt dann die erste hilfsdichtematrix ins spiel rho_1. </text:span><text:span text:style-name="T1"/></text:p>
      <text:p text:style-name="Standard" loext:marker-style-name="T1"><text:span text:style-name="T1">Wird dann wieder um die hilfsdichtematrix rho_1 auf die selbe art und weise entickelt. Kommt rho_n ins spiel. Und so weiter. Rho_n ist dann gegeben mit der gl 4.15. </text:span><text:span text:style-name="T1"/></text:p>
      <text:p text:style-name="Standard" loext:marker-style-name="T1"><text:span text:style-name="T1">Da nun die dichtematrix sowie von den diskreten frequenzen abhängt. Muss der ausdruck für alle möglichen matsubarafrequenen einzeln aufgescieben werden und aufsumiert. Man erhält dann folgende formel für die bewegungsgleichung Nter hirarchie: 4.4 aus pra41. Bemerke den zugekommene liouvillien und vonneumangleichung, der durch die zeitliche ableitung des system action im pfadintegral hervorkommt. </text:span><text:span text:style-name="T1"/></text:p>
      <text:p text:style-name="Standard" loext:marker-style-name="T1"><text:span text:style-name="T1">Daraus ergibt sich folgende gekoppelte diffgleichung mit der dieser strukur die eigentlich durch die produktregel des differentials ensteht. (4.5 und bild der hirarchie.)</text:span><text:span text:style-name="T1"/></text:p>
      <text:p text:style-name="Standard" loext:marker-style-name="T1"><text:span text:style-name="T1">Der coth(T) wird dadurch in in eine Reihendarstellung gebracht. Das geschieht mithilfe der matsubara frequenzen. Das integral über den frequenzraum wird somit in eine summe von komplexen zahlen umgeschrieben, was das lösen mittels <text:s/>Residuentheorem einfacher macht. </text:span><text:soft-page-break/><text:span text:style-name="T1">Die Korrelationsfunktion lässt sich dann somit in eine Exponenentialdarstellung überführen. Die Korrelationsfunktion ist nun gegeben durch die Spektrale dichte, der Temperatur und den Matsubarafrequenzen. <text:s/></text:span><text:span text:style-name="T1"/></text:p>
      <text:p text:style-name="Standard" loext:marker-style-name="T1"><text:span text:style-name="T1">Diese darstellung ist für die hirarchie mit zwei matsubara frequenzen. Die dichtematrix r_oo eintspricht der realen dichtematrix des quantensystems. Für ein qubit hat sie also die dimension 2. Die darstellung hier ist ordnung aufgeschrieben. Zuerst erscheint also die vonneuman gleichung mit dem liovillien. Darauf folgt die abhängikeitet der ersten hilfsdichtematrix.</text:span><text:span text:style-name="T1"/></text:p>
      <text:p text:style-name="Standard" loext:marker-style-name="T1"><text:span text:style-name="T1">Erst die zeitliche änderung der hilfsdichtematrix ist dann vom bad abhängig. Diese erste hilfsdichtematrix wird dann für jee einzelne matsubarafrequenz berechnet. Siehe die anzahl der indizes der hilfsdichtematritzen beschreiben die anzahl der matsubarafrequenzen. Die höhe von n beschreiben dann die nte entwichklung um die jeweilige frequenz. Wenn man nun mithilfe der exponentialzerlegung die gekoppelten differentialgleichungen drstellen will sieht das wie folgt aus. </text:span><text:span text:style-name="T1"/></text:p>
      <text:p text:style-name="Standard" loext:marker-style-name="T1"><text:span text:style-name="T1"><text:s/></text:span></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Text_20_body" loext:marker-style-name="T1"><text:span text:style-name="T1">In the world of open quantum systems, we are interested in finding accurate computational methods to describe the time evolution of a quantum system. The quantum system is influenced by heat, often referred to in quantum physics as a thermal bath. This thermal bath is modeled as a sum of various modes with different frequencies that couple to the system. Typically, we are interested in deriving an expression for the time-dependent density matrix. </text:span><text:span text:style-name="T2">The density matrix includes many informations about a quatum state</text:span></text:p>
      <text:p text:style-name="Text_20_body">Many methods, such as the Redfield and Lindblad master equations, involve making Markov or Born approximations to derive and solve the equations of motion for open quantum systems. In the Markov approximation, it is assumed that the bath has no memory effects. Additionally, in <text:soft-page-break/>most interpretations, the Markov approximation implies that the coupling constant is the same for all frequencies. The Born approximation assumes that the bath is not influenced by the system, meaning no information about the quantum system is transferred to the bath. Consequently, the bath remains unaffected by the quantum system.</text:p>
      <text:p text:style-name="Text_20_body">However, memory effects are of significant interest in current quantum physics research. One example is the "giant atom," which emits radiation into the thermal bath and, after a certain time (determined by its spatial extension), reabsorbs it, thereby influencing itself through its own emission. As early as 1963, Feynman and Vernon introduced a path integral formalism to describe the exact motion of an arbitrary quantum system coupled to a thermal bath. In the bosonic case, the thermal bath can be described using correlation functions.</text:p>
      <text:p text:style-name="Text_20_body">While path integrals can describe these systems, they are not solvable in all cases. However, Tanimura derived a hierarchy of coupled differential equations from the path integral formalism, which is exact in principle but must eventually be truncated. The advantages of the HEOM (Hierarchical Equations of Motion) approach are its versatility and the possibility of efficient numerical implementation. Recently, HEOM has been successfully applied to optochemical processes ("Tanimura: Numerically Exact Approach to Open Quantum Systems").</text:p>
      <text:h text:style-name="Heading_20_3" text:outline-level="3">Derivation:</text:h>
      <text:p text:style-name="Text_20_body">Feynman and Vernon described the equations of motion for how a bath, with coordinates ξ, couples to a test system Q with a potential V, using the path integral formalism. For time constraints, the derivation of the influence functional is omitted here.</text:p>
      <text:p text:style-name="Text_20_body">With the path integral formalism, as shown in Eq. 2.6, the transition amplitude from state n to state m can be calculated. Since the bath coordinates ξ appear quadratically in the action Sbath​(ξ), Wick's theorem can be applied. Using Wick's theorem, n-point correlation functions can be expressed as a sum of products of two-point correlation functions, which can then be integrated using multi-dimensional Gaussian integrals. This results in the bath kernel formed via Gaussian integrals. All terms involving the bath coordinates become part of the influence functional.</text:p>
      <text:p text:style-name="Text_20_body">The Feynman influence functional F(Q,Q′), given by Eq. 2.7, describes the interaction of the system coordinate Q with the thermal bath. Using the Gaussian noise of Brownian motion, V(Q,t) becomes V(Q)C(t), where C(t) is the correlation function. After integrating out the bath modes through multi-dimensional Gaussian integrals, the kernel for a thermal bosonic bath depends on the bath's correlation function and the coupling action. For a bosonic thermal bath, the correlation functions can be expressed as J(ω)coth(…), where J(ω) is the spectral density.</text:p>
      <text:p text:style-name="Text_20_body">The goal is to derive an expression for the time-dependent density matrix. This expression for the density matrix at time T, starting from an initial time τ, can be obtained using equations analogous to 2.18 and 2.17, which extend the transition amplitude (Eq. 2.6).</text:p>
      <text:h text:style-name="Heading_20_3" text:outline-level="3">HEOM:</text:h>
      <text:p text:style-name="Text_20_body">Path integrals, however, are not directly solvable. In a groundbreaking paper, Tanimura proposed a way to derive equations of motion in differential form for the density matrix from the path integral formalism. The influence functional now depends only on the system coordinates and the bath correlation functions. The bath correlation functions, in turn, depend on the spectral density and the frequencies.</text:p>
      <text:p text:style-name="Text_20_body">For numerical implementation and expansion around respective frequencies, the frequencies must be discretized. The original density matrix ρ(t) now depends not only on time but also on the frequency modes γk​ of the bath. This means that for each frequency k, an auxiliary density matrix is introduced. To incorporate the effects of bath correlations into the system, the reduced <text:soft-page-break/>density matrix of the system is expanded by additional density matrices that depend on the frequencies of the bath. Each of these auxiliary density matrices describes the system dynamics influenced by a specific frequency mode of the bath.</text:p>
      <text:p text:style-name="Text_20_body">After a Fourier transformation, the density matrix in the path integral formalism depends on frequencies ρ(t,ω1​,ω2​,…). To avoid solving the path integral over the test system coordinates (which has been attempted using other approaches), the path integral is converted into equations of motion in the form of coupled differential equations by taking the time derivative of ρ(t).</text:p>
      <text:p text:style-name="Text_20_body">In the path integral, a term involving the commutator and anti-commutator of the bath potential with the density matrix appears. This term (e.g., V×,V∘) cannot be directly differentiated because ρ itself is unknown. This is where the first auxiliary density matrix ρ1​ comes into play. Iteratively expanding ρ1​ in the same way introduces higher-order auxiliary density matrices ρn​.</text:p>
      <text:p text:style-name="Text_20_body">The density matrix now depends on discrete frequencies. The expression must be written explicitly for all Matsubara frequencies and summed. This yields the hierarchical structure of the motion equations (Eq. 4.4 from PRA 41). Note the additional Liouvillian and von Neumann terms arising from the time derivative of the system action in the path integral.</text:p>
      <text:p text:style-name="Text_20_body">This structure gives rise to the coupled differential equations, derived using the product rule. The Matsubara frequencies allow the correlation function coth(T) to be expanded in a series. Using the Matsubara frequencies, the integral over the frequency space is rewritten as a sum of complex terms, making solutions using the residue theorem easier. Consequently, the correlation function can be expressed as an exponential representation, depending on the spectral density, temperature, and Matsubara frequencies.</text:p>
      <text:p text:style-name="Text_20_body">This representation is used in the hierarchy with two Matsubara frequencies. The density matrix ρ00​ corresponds to the real density matrix of the quantum system. For a qubit, it has a dimension of 2. The hierarchical representation is structured, starting with the von Neumann equation with the Liouvillian term, followed by the dependence on the first auxiliary density matrix. Only the time evolution of the auxiliary density matrix depends on the bath. Each auxiliary density matrix is calculated for each Matsubara frequency. The indices of the auxiliary density matrices represent the Matsubara frequencies, and the order n represents the n-th expansion around the respective frequency. Using an exponential decomposition, the coupled differential equations take the following form.</text:p>
      <text:p text:style-name="Standard" loext:marker-style-name="T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de" fo:country="D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1pt" fo:language="de" fo:country="D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353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Contents_20_4" style:display-name="Contents 4" style:family="paragraph" style:parent-style-name="Standard" style:next-style-name="Standard" style:class="index">
      <style:paragraph-properties fo:margin-left="1.164cm" fo:margin-top="0cm" fo:margin-bottom="0.176cm" style:contextual-spacing="false"/>
    </style:style>
    <style:style style:name="Contents_20_5" style:display-name="Contents 5" style:family="paragraph" style:parent-style-name="Standard" style:next-style-name="Standard" style:class="index">
      <style:paragraph-properties fo:margin-left="1.552cm" fo:margin-top="0cm" fo:margin-bottom="0.176cm" style:contextual-spacing="false"/>
    </style:style>
    <style:style style:name="Contents_20_6" style:display-name="Contents 6" style:family="paragraph" style:parent-style-name="Standard" style:next-style-name="Standard" style:class="index">
      <style:paragraph-properties fo:margin-left="1.94cm" fo:margin-top="0cm" fo:margin-bottom="0.176cm" style:contextual-spacing="false"/>
    </style:style>
    <style:style style:name="Contents_20_7" style:display-name="Contents 7" style:family="paragraph" style:parent-style-name="Standard" style:next-style-name="Standard" style:class="index">
      <style:paragraph-properties fo:margin-left="2.328cm" fo:margin-top="0cm" fo:margin-bottom="0.176cm" style:contextual-spacing="false"/>
    </style:style>
    <style:style style:name="Contents_20_8" style:display-name="Contents 8" style:family="paragraph" style:parent-style-name="Standard" style:next-style-name="Standard" style:class="index">
      <style:paragraph-properties fo:margin-left="2.716cm" fo:margin-top="0cm" fo:margin-bottom="0.176cm" style:contextual-spacing="false"/>
    </style:style>
    <style:style style:name="Contents_20_9" style:display-name="Contents 9" style:family="paragraph" style:parent-style-name="Standard" style:next-style-name="Standard" style:class="index">
      <style:paragraph-properties fo:margin-left="3.104cm" fo:margin-top="0cm" fo:margin-bottom="0.176cm"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top="0cm" fo:margin-bottom="0.353cm" style:contextual-spacing="tru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dc:date>2024-12-08T02:18:11.481259086</dc:date>
    <meta:generator>LibreOffice/24.2.7.2$Linux_X86_64 LibreOffice_project/420$Build-2</meta:generator>
    <meta:editing-duration>PT8M26S</meta:editing-duration>
    <meta:document-statistic meta:table-count="0" meta:image-count="0" meta:object-count="0" meta:page-count="5" meta:paragraph-count="37" meta:word-count="1851" meta:character-count="15253" meta:non-whitespace-character-count="11125"/>
    <meta:template xlink:type="simple" xlink:actuate="onRequest" xlink:title="Normal.dotm" xlink:href=""/>
  </office:meta>
</office:document-meta>
</file>